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T2" style:parent-style-name="DefaultParagraphFont" style:family="text">
      <style:text-properties fo:font-size="12pt" style:font-size-asian="12pt" style:font-size-complex="12pt"/>
    </style:style>
    <style:style style:name="P3" style:parent-style-name="ListParagraph" style:list-style-name="LFO1" style:family="paragraph"/>
    <style:style style:name="T4" style:parent-style-name="DefaultParagraphFont" style:family="text">
      <style:text-properties fo:font-size="12pt" style:font-size-asian="12pt" style:font-size-complex="12pt"/>
    </style:style>
    <style:style style:name="P5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6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8" style:parent-style-name="ListParagraph" style:list-style-name="LFO1" style:family="paragraph"/>
    <style:style style:name="T9" style:parent-style-name="DefaultParagraphFont" style:family="text">
      <style:text-properties fo:font-size="12pt" style:font-size-asian="12pt" style:font-size-complex="12pt"/>
    </style:style>
    <style:style style:name="P10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1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2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3" style:parent-style-name="ListParagraph" style:list-style-name="LFO1" style:family="paragraph">
      <style:text-properties fo:font-size="12pt" style:font-size-asian="12pt" style:font-size-complex="12pt"/>
    </style:style>
    <style:style style:name="P14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5" style:parent-style-name="Normal" style:family="paragraph">
      <style:paragraph-properties fo:margin-left="0.25in">
        <style:tab-stops/>
      </style:paragraph-properties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T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P20" style:parent-style-name="ListParagraph" style:list-style-name="LFO1" style:family="paragraph"/>
    <style:style style:name="T21" style:parent-style-name="DefaultParagraphFont" style:family="text">
      <style:text-properties fo:font-size="12pt" style:font-size-asian="12pt" style:font-size-complex="12pt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P23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24" style:parent-style-name="Normal" style:family="paragraph">
      <style:paragraph-properties fo:margin-left="0.25in">
        <style:tab-stops/>
      </style:paragraph-properties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T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" style:parent-style-name="DefaultParagraphFont" style:family="text">
      <style:text-properties fo:font-size="12pt" style:font-size-asian="12pt" style:font-size-complex="12pt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33" style:parent-style-name="DefaultParagraphFont" style:family="text">
      <style:text-properties fo:font-size="12pt" style:font-size-asian="12pt" style:font-size-complex="12pt"/>
    </style:style>
    <style:style style:name="T34" style:parent-style-name="DefaultParagraphFont" style:family="text">
      <style:text-properties fo:font-size="12pt" style:font-size-asian="12pt" style:font-size-complex="12pt"/>
    </style:style>
    <style:style style:name="T35" style:parent-style-name="DefaultParagraphFont" style:family="text">
      <style:text-properties fo:font-size="12pt" style:font-size-asian="12pt" style:font-size-complex="12pt"/>
    </style:style>
    <style:style style:name="P36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7" style:parent-style-name="ListParagraph" style:list-style-name="LFO1" style:family="paragraph">
      <style:text-properties fo:font-size="12pt" style:font-size-asian="12pt" style:font-size-complex="12pt"/>
    </style:style>
    <style:style style:name="P38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9" style:parent-style-name="Normal" style:family="paragraph">
      <style:paragraph-properties fo:margin-left="0.25in">
        <style:tab-stops/>
      </style:paragraph-properties>
    </style:style>
    <style:style style:name="T40" style:parent-style-name="DefaultParagraphFont" style:family="text">
      <style:text-properties fo:font-size="12pt" style:font-size-asian="12pt" style:font-size-complex="12pt"/>
    </style:style>
    <style:style style:name="T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42" style:parent-style-name="DefaultParagraphFont" style:family="text">
      <style:text-properties fo:font-size="12pt" style:font-size-asian="12pt" style:font-size-complex="12pt"/>
    </style:style>
    <style:style style:name="T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44" style:parent-style-name="DefaultParagraphFont" style:family="text">
      <style:text-properties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T51" style:parent-style-name="DefaultParagraphFont" style:family="text">
      <style:text-properties fo:font-size="12pt" style:font-size-asian="12pt" style:font-size-complex="12pt"/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T53" style:parent-style-name="DefaultParagraphFont" style:family="text">
      <style:text-properties fo:font-size="12pt" style:font-size-asian="12pt" style:font-size-complex="12pt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T55" style:parent-style-name="DefaultParagraphFont" style:family="text">
      <style:text-properties fo:font-size="12pt" style:font-size-asian="12pt" style:font-size-complex="12pt"/>
    </style:style>
    <style:style style:name="T56" style:parent-style-name="DefaultParagraphFont" style:family="text">
      <style:text-properties fo:font-size="12pt" style:font-size-asian="12pt" style:font-size-complex="12pt"/>
    </style:style>
    <style:style style:name="T57" style:parent-style-name="DefaultParagraphFont" style:family="text">
      <style:text-properties fo:font-size="12pt" style:font-size-asian="12pt" style:font-size-complex="12pt"/>
    </style:style>
    <style:style style:name="T58" style:parent-style-name="DefaultParagraphFont" style:family="text">
      <style:text-properties fo:font-size="12pt" style:font-size-asian="12pt" style:font-size-complex="12pt"/>
    </style:style>
    <style:style style:name="T59" style:parent-style-name="DefaultParagraphFont" style:family="text">
      <style:text-properties fo:font-size="12pt" style:font-size-asian="12pt" style:font-size-complex="12pt"/>
    </style:style>
    <style:style style:name="T60" style:parent-style-name="DefaultParagraphFont" style:family="text">
      <style:text-properties fo:font-size="12pt" style:font-size-asian="12pt" style:font-size-complex="12pt"/>
    </style:style>
    <style:style style:name="T61" style:parent-style-name="DefaultParagraphFont" style:family="text">
      <style:text-properties fo:font-size="12pt" style:font-size-asian="12pt" style:font-size-complex="12pt"/>
    </style:style>
    <style:style style:name="T62" style:parent-style-name="DefaultParagraphFont" style:family="text">
      <style:text-properties fo:font-size="12pt" style:font-size-asian="12pt" style:font-size-complex="12pt"/>
    </style:style>
    <style:style style:name="T63" style:parent-style-name="DefaultParagraphFont" style:family="text">
      <style:text-properties fo:font-size="12pt" style:font-size-asian="12pt" style:font-size-complex="12pt"/>
    </style:style>
    <style:style style:name="T64" style:parent-style-name="DefaultParagraphFont" style:family="text">
      <style:text-properties fo:font-size="12pt" style:font-size-asian="12pt" style:font-size-complex="12pt"/>
    </style:style>
    <style:style style:name="T65" style:parent-style-name="DefaultParagraphFont" style:family="text">
      <style:text-properties fo:font-size="12pt" style:font-size-asian="12pt" style:font-size-complex="12pt"/>
    </style:style>
    <style:style style:name="T66" style:parent-style-name="DefaultParagraphFont" style:family="text">
      <style:text-properties fo:font-size="12pt" style:font-size-asian="12pt" style:font-size-complex="12pt"/>
    </style:style>
    <style:style style:name="T67" style:parent-style-name="DefaultParagraphFont" style:family="text">
      <style:text-properties fo:font-size="12pt" style:font-size-asian="12pt" style:font-size-complex="12pt"/>
    </style:style>
    <style:style style:name="T68" style:parent-style-name="DefaultParagraphFont" style:family="text">
      <style:text-properties fo:font-size="12pt" style:font-size-asian="12pt" style:font-size-complex="12pt"/>
    </style:style>
    <style:style style:name="T69" style:parent-style-name="DefaultParagraphFont" style:family="text">
      <style:text-properties fo:font-size="12pt" style:font-size-asian="12pt" style:font-size-complex="12pt"/>
    </style:style>
    <style:style style:name="T70" style:parent-style-name="DefaultParagraphFont" style:family="text">
      <style:text-properties fo:font-size="12pt" style:font-size-asian="12pt" style:font-size-complex="12pt"/>
    </style:style>
    <style:style style:name="T71" style:parent-style-name="DefaultParagraphFont" style:family="text">
      <style:text-properties fo:font-size="12pt" style:font-size-asian="12pt" style:font-size-complex="12pt"/>
    </style:style>
    <style:style style:name="T72" style:parent-style-name="DefaultParagraphFont" style:family="text">
      <style:text-properties fo:font-size="12pt" style:font-size-asian="12pt" style:font-size-complex="12pt"/>
    </style:style>
    <style:style style:name="T73" style:parent-style-name="DefaultParagraphFont" style:family="text">
      <style:text-properties fo:font-size="12pt" style:font-size-asian="12pt" style:font-size-complex="12pt"/>
    </style:style>
    <style:style style:name="T74" style:parent-style-name="DefaultParagraphFont" style:family="text">
      <style:text-properties fo:font-size="12pt" style:font-size-asian="12pt" style:font-size-complex="12pt"/>
    </style:style>
    <style:style style:name="T75" style:parent-style-name="DefaultParagraphFont" style:family="text">
      <style:text-properties fo:font-size="12pt" style:font-size-asian="12pt" style:font-size-complex="12pt"/>
    </style:style>
    <style:style style:name="T76" style:parent-style-name="DefaultParagraphFont" style:family="text">
      <style:text-properties fo:font-size="12pt" style:font-size-asian="12pt" style:font-size-complex="12pt"/>
    </style:style>
    <style:style style:name="P7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78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79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Relatório do projeto 1 de Inteligência Artificial</text:p>
      <text:p text:style-name="Normal"><text:span text:style-name="T2">Ricardo Nunes 71015<text:s/></text:span></text:p>
      <text:p text:style-name="Normal">28<text:s/>de Outubro de 2020</text:p>
      <text:p text:style-name="Normal"/>
      <text:list text:style-name="LFO1" text:continue-numbering="true">
        <text:list-item>
          <text:p text:style-name="P3"><text:span text:style-name="T4">Resultado obtidos</text:span></text:p>
        </text:list-item>
      </text:list>
      <text:p text:style-name="P5">Na<text:s/>tabela seguinte<text:s/>são demonstrados os resultados:</text:p>
      <text:p text:style-name="Normal"><draw:frame draw:style-name="a0" draw:name="Picture 1188455142" text:anchor-type="as-char" svg:x="0in" svg:y="0in" svg:width="6.55208in" svg:height="0.65521in" style:rel-width="scale" style:rel-height="scale"><draw:image xlink:href="media/image1.png" xlink:type="simple" xlink:show="embed" xlink:actuate="onLoad"/><svg:title/><svg:desc/></draw:frame></text:p>
      <text:p text:style-name="P6">Para os resultados acima foram<text:s/>utilizadas<text:s/>as 4 primeiras instâncias fornecidas pelo corpo docente.<text:s/></text:p>
      <text:p text:style-name="P7">O tabuleiro varia entre os<text:s/>tamanhos 4X4 e 7X7, o número de robots é constante em todas as instancias<text:s/>e o número de barreiras varia de testes para teste entre .</text:p>
      <text:list text:style-name="LFO1" text:continue-numbering="true">
        <text:list-item>
          <text:p text:style-name="P8"><text:span text:style-name="T9">Completude</text:span></text:p>
        </text:list-item>
      </text:list>
      <text:p text:style-name="P10">Para a resolução do problema Ricochet Robots todos<text:s/>as procuras não informadas são não completas.<text:s/>Dada a natureza do problema é<text:s/>sempre<text:s/>possível que<text:s/>sejam repetidos alguns<text:s/>estados o que pode causar um ciclo infinito nas procuras<text:s/>e por sua vez<text:s/>pode fazer com que o robot faça movimentos repetidos<text:s/></text:p>
      <text:p text:style-name="P11">Assim sendo o problema<text:s/>pode não<text:s/>ter<text:s/>uma<text:s/>solução<text:s/>o que implica<text:s/>a não completude das procuras não informadas</text:p>
      <text:p text:style-name="P12">Já as procuras informadas<text:s/>tendem a ser completas uma vez que a função<text:s/>heurística<text:s/>escolhe sempre<text:s/>em função do custo do caminho<text:s/>ou<text:s/>através<text:s/>de<text:s/>uma heurística mais especializada<text:s/>e assim os nos que se afastam do<text:s/>objetivo<text:s/>vão perdendo a sua prioridade<text:s/>e os nós que se aproximam do estado objetivo ganham prioridade em relação aos<text:s/>demais.</text:p>
      <text:list text:style-name="LFO1" text:continue-numbering="true">
        <text:list-item>
          <text:p text:style-name="P13">Eficiência<text:s/></text:p>
        </text:list-item>
      </text:list>
      <text:p text:style-name="P14">Como é<text:s/>possível<text:s/>ver pela tabela acima as procuras informadas tem um bom resultado<text:s/>a<text:s/>nível<text:s/>de<text:s/>eficiência<text:s/>comparativamente com as procuras “cegas”.<text:s/></text:p>
      <text:p text:style-name="P15"><text:span text:style-name="T16">A principal razão para isto deve se ao facto de nas procuras informadas a função<text:s/></text:span><text:span text:style-name="T17">heurística reduzir bastante o número de nós a visitar e por consequência o<text:s/></text:span><text:span text:style-name="T18">branching factor</text:span><text:span text:style-name="T19"><text:s/>também se reduz bastante.<text:s/></text:span></text:p>
      <text:list text:style-name="LFO1" text:continue-numbering="true">
        <text:list-item>
          <text:p text:style-name="P20"><text:span text:style-name="T21">O</text:span><text:span text:style-name="T22">timalidade</text:span></text:p>
        </text:list-item>
      </text:list>
      <text:p text:style-name="P23">A<text:s/>nível<text:s/>de otimalidade as<text:s/>únicas<text:s/>que podem ser consideradas como candidatas a serem procuras<text:s/>ótimas<text:s/>no problema do Rocochet Robots são as procuras informadas.<text:s/></text:p>
      <text:p text:style-name="P24"><text:span text:style-name="T25">Para a procura<text:s/></text:span><text:span text:style-name="T26">greedy<text:s/></text:span><text:span text:style-name="T27">não pode<text:s/></text:span><text:span text:style-name="T28">ser considerada<text:s/></text:span><text:span text:style-name="T29">ótima</text:span><text:span text:style-name="T30">, apesar de eventualmente encontrar uma<text:s/></text:span><text:span text:style-name="T31">solução,</text:span><text:span text:style-name="T32"><text:s/></text:span><text:span text:style-name="T33">uma vez que</text:span><text:span text:style-name="T34"><text:s/>o escolhe sempre<text:s/></text:span><text:span text:style-name="T35">o caminho para a primeira solução sem considerar outras alternativas que poderiam ser melhor</text:span></text:p>
      <text:p text:style-name="P36">Para a procura A* é<text:s/>possível<text:s/>ser<text:s/>ótima<text:s/>se for considerada uma<text:s/>heurística<text:s/>admissível<text:s/>e consistente. Um bom exemplo para implementar essa<text:s/>heurística<text:s/>seria o cálculo do número de jogadas<text:s/>da posição<text:s/>objetivo<text:s/>até ao robot<text:s/>objetivo<text:s/>em cada estado assim para cada estado o<text:s/>número<text:s/>de jogadas estimado seria sempre exatamente igual aos necessários para chegar a possição final. Isto implica que a heuristica fosse<text:s/>consistente e por sua vez optima.</text:p>
      <text:list text:style-name="LFO1" text:continue-numbering="true">
        <text:list-item>
          <text:p text:style-name="P37">Heurística</text:p>
        </text:list-item>
      </text:list>
      <text:p text:style-name="P38">Foram<text:s/>testadas duas<text:s/>heurísticas<text:s/>para<text:s/>a solução deste problema, no primeiro caso foi implementada a<text:s/>heurística<text:s/>da<text:s/>distância<text:s/>de<text:s/>Manhattan<text:s/>para<text:s/>o robot<text:s/>objetivo<text:s/>sendo esta distância o valor da heurística associada ao nó.</text:p>
      <text:p text:style-name="P39"><text:span text:style-name="T40"><text:s/>Uma vez que o<text:s/></text:span><text:span text:style-name="T41">goal state<text:s/></text:span><text:span text:style-name="T42">do problema<text:s/></text:span><text:span text:style-name="T43">Ricochet Robots</text:span><text:span text:style-name="T44"><text:s/>é que o robot<text:s/></text:span><text:span text:style-name="T45">objetivo</text:span><text:span text:style-name="T46"><text:s/></text:span><text:span text:style-name="T47">chegue</text:span><text:span text:style-name="T48"><text:s/>a uma determinada posição</text:span><text:span text:style-name="T49">, uma<text:s/></text:span><text:span text:style-name="T50">possível</text:span><text:span text:style-name="T51"><text:s/></text:span><text:span text:style-name="T52">heurística</text:span><text:span text:style-name="T53"><text:s/>seria determinar a<text:s/></text:span><text:span text:style-name="T54">distância</text:span><text:span text:style-name="T55"><text:s/></text:span><text:span text:style-name="T56">atual</text:span><text:span text:style-name="T57"><text:s/>do robot<text:s/></text:span><text:span text:style-name="T58">até à posição<text:s/></text:span><text:span text:style-name="T59">objetivo</text:span><text:span text:style-name="T60">. Verificamos que esta<text:s/></text:span><text:span text:style-name="T61">heurística</text:span><text:span text:style-name="T62"><text:s/>funcionava bem para resolver alguns problemas em que o robot<text:s/></text:span><text:span text:style-name="T63">objetivo</text:span><text:span text:style-name="T64"><text:s/>não necessitava da colaboração dos outros robots</text:span><text:span text:style-name="T65">, seja porque a solução ficava acessível através das próprias ações possíveis do robot<text:s/></text:span><text:span text:style-name="T66">objetivo</text:span><text:span text:style-name="T67"><text:s/>ou porque as barreiras ajudavam a alcançar. No entanto nos restantes casos</text:span><text:span text:style-name="T68"><text:s/>esta<text:s/></text:span><text:span text:style-name="T69">heurística</text:span><text:span text:style-name="T70"><text:s/>não era a mais eficiente</text:span><text:span text:style-name="T71"><text:s/>uma vez que os casos em que os robots que não<text:s/></text:span><text:span text:style-name="T72">os robots objetivos tinham</text:span><text:span text:style-name="T73"><text:s/>uma<text:s/></text:span><text:span text:style-name="T74">heurística</text:span><text:span text:style-name="T75"><text:s/>alta e o algoritmo A* não tinha esses estados em consideração tão cedo</text:span><text:span text:style-name="T76">.</text:span></text:p>
      <text:p text:style-name="P77">Visto isto adaptei a heurística anterior,<text:s/>em vez de<text:s/>associar o valor da<text:s/>heurística<text:s/>a<text:s/>distância<text:s/>do robot<text:s/>objetivo<text:s/>decidi associar o somatório das distâncias de todos os robots em jogo, assim os estados com robots mais próximos do estado final<text:s/>vão<text:s/>ter prioridade aos outros estados.</text:p>
      <text:p text:style-name="P78">Ambas as heurísticas testadas são admissíveis uma vez que nunca sobrestimam a distância do robot até a posição objetivo.</text:p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unes, Ricardo Duarte</meta:initial-creator>
    <dc:creator>Nunes, Ricardo Duarte</dc:creator>
    <meta:creation-date>2020-10-28T21:32:00Z</meta:creation-date>
    <dc:date>2020-10-28T21:32:00Z</dc:date>
    <meta:template xlink:href="Normal.dotm" xlink:type="simple"/>
    <meta:editing-cycles>2</meta:editing-cycles>
    <meta:editing-duration>PT0S</meta:editing-duration>
    <meta:document-statistic meta:page-count="1" meta:paragraph-count="7" meta:word-count="555" meta:character-count="3713" meta:row-count="26" meta:non-whitespace-character-count="3165"/>
  </office:meta>
</office:document-meta>
</file>